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verse List.cpp</text:p>
      <text:p text:style-name="Standard">Zack Lawton</text:p>
      <text:p text:style-name="Standard">02/24/14</text:p>
      <text:p text:style-name="P1">Test Plan</text:p>
      <text:list xml:id="list553462873912306576" text:style-name="L1">
        <text:list-item>
          <text:list>
            <text:list-item>
              <text:p text:style-name="P2">Test the constructor</text:p>
            </text:list-item>
            <text:list-item>
              <text:p text:style-name="P2">Test the deconstructor</text:p>
            </text:list-item>
            <text:list-item>
              <text:p text:style-name="P2">Set the node</text:p>
              <text:list>
                <text:list-item>
                  <text:p text:style-name="P2">Display the current, previous, and next node</text:p>
                </text:list-item>
              </text:list>
            </text:list-item>
            <text:list-item>
              <text:p text:style-name="P2">Display traverse list function</text:p>
              <text:list>
                <text:list-item>
                  <text:p text:style-name="P2">check to see if it runs through entire lis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Lawton</meta:initial-creator>
    <meta:creation-date>2014-02-24T12:45:40</meta:creation-date>
    <meta:document-statistic meta:table-count="0" meta:image-count="0" meta:object-count="0" meta:page-count="1" meta:paragraph-count="10" meta:word-count="42" meta:character-count="222"/>
    <dc:date>2014-02-24T13:15:00</dc:date>
    <dc:creator>Zack Lawton</dc:creator>
    <meta:editing-duration>PT14M10S</meta:editing-duration>
    <meta:editing-cycles>1</meta:editing-cycles>
    <meta:generator>OpenOffice/4.0.1$Unix OpenOffice.org_project/401m5$Build-9714</meta:generator>
  </office:meta>
</office:document-meta>
</file>